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August 26, 2021 (04:49:5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a table of contents and summary,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 engaged with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six: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i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no sense to discuss the links in the footer of a <text:span text:style-name="NormalTok">pdf</text:span> file, which doesn’t have them!</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in the footer: the first one will give you access to the “frame” we are using to construct all of these resources, and the second contains information about the authors, copyrights and tools used to construct this website. Even if you do not need to understand the source code and details of the implementation of these resources (which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s you read: it explains in detail how to set-up your computer to be able to execute, compile and study the code we will be discussing in class and lab, and how to access and use the computer labs.</text:p>
      <text:p text:style-name="Definition_20_Term_20_Tight">Action:</text:p>
      <text:p text:style-name="Definition_20_Definition_20_Tight">Reading instructions is not always easy. You should try to always understand what is crucial, what is important, and what is optional. Although you may have overlooked that subtlety, the previous paragraph actually meant</text:p>
      <text:p text:style-name="P3"><text:span text:style-name="T1">Go read </text:span><text:a xlink:type="simple" xlink:href="../../software_install.html" office:name=""><text:span text:style-name="Definition"><text:span text:style-name="T1">Installing Software</text:span></text:span></text:a><text:span text:style-name="T1"> as soon as possible, you want to be ready for the next lab!</text:span></text:p>
      <text:p text:style-name="First_20_paragraph">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Text_20_body">Some of the resources on this website are still in flux: the instructors are working hard to construct the material from scratch, and we are sorry if at times you feel that you are going through dry runs. On the flip side, remember that you did not have to buy a textbook, and that the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ich strives to share good, accessible and free (as in “free coffee” <text:span text:style-name="T1">and</text:span> as in “free speech”) Open Educational Re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at the licenses of some of the software you use on a daily basis. You may realize that some important software products are actually open source, and host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to get help, and how to obtain it, is critical in succeeding in your studies (be it in this class or other classes!).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ensure you have the right accommodations for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information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s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or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spots.augusta.edu/cyberdefense/"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and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s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s, and you could actually do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26T20:50:12Z</meta:creation-date>
    <dc:date>2021-08-26T20:50:12Z</dc:date>
    <meta:user-defined meta:name="date" meta:value-type="string">August  26, 2021 (04:49:5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